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atatypeWidgetDefinition.getSelec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getValueChanged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atypeWidgetDefinition.setXmlizer( XMLizer xm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setProcessInfoProvider(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setSelectionList( SelectionList selection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atypeWidgetDefinition.setDatatype( Datatype datatype , Object initial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atypeWidgetDefinition.get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DatatypeWidgetDefinition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fireValueChangedEvent( ValueChang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atypeWidgetDefinition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checkCompleten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atypeWidgetDefinition.buildSelectionListFromModel( Object model , String valuePath , String labe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get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atypeWidgetDefinition.buildSelectionLis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